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373cm" fo:margin-bottom="0cm" fo:text-align="center" fo:text-indent="0cm"/>
    </style:style>
    <style:style style:name="P4" style:family="paragraph">
      <style:paragraph-properties fo:margin-left="0cm" fo:margin-right="0cm" fo:margin-top="0.373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Tasks to end<text:line-break/>03/25/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Overview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2-3 tasks left before we’re at point of report/presentation</text:p>
                <text:list>
                  <text:list-item>
                    <text:p>Implement more measures of performance</text:p>
                  </text:list-item>
                  <text:list-item>
                    <text:p>Implement AE transfer learning approach</text:p>
                  </text:list-item>
                  <text:list-item>
                    <text:p>Data Analysis</text:p>
                  </text:list-item>
                </text:list>
              </text:list-item>
              <text:list-item>
                <text:p>Seems like a week is a good estimate to get those done (we also only have a week left basically…)</text:p>
              </text:list-item>
              <text:list-item>
                <text:p>Afterwards we get the presentation/report read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list text:style-name="L2">
              <text:list-header>
                <text:p text:style-name="P3">Multiple measures of performance</text:p>
              </text:list-header>
            </text:list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Project description says we need to compare using multiple performance metrics</text:p>
              </text:list-item>
              <text:list-item>
                <text:p>So far we only have accuracy it seems</text:p>
              </text:list-item>
              <text:list-item>
                <text:p>Amin mentioned others in proposal feedback</text:p>
              </text:list-item>
              <text:list-item>
                <text:p>Comparatively easier to implement than designing a model or tuning hyperparameters</text:p>
              </text:list-item>
              <text:list-item>
                <text:p>Necessary for both baseline and AE-TL appro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Transfer learning for AE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item>
                <text:p text:style-name="P4">Emmanuel’s auto-encoder needs be integrated w/ a ResNet50 to train it via transfer learning</text:p>
              </text:list-item>
              <text:list-item>
                <text:p>Larger task of the two</text:p>
              </text:list-item>
              <text:list-item>
                <text:p>Potential issues might cause re-running other tests</text:p>
                <text:list>
                  <text:list-item>
                    <text:p>Mel-spectrogram shape might need to be changed to be square</text:p>
                  </text:list-item>
                  <text:list-item>
                    <text:p>Effects likely to not decrease baseline performance but fundamentally unknown</text:p>
                    <text:list>
                      <text:list-item>
                        <text:p>ie. choose the next largest mel-spectrogram size which is square to ensure data isn’t lost</text:p>
                      </text:list-item>
                      <text:list-item>
                        <text:p>Re-running tests on baseline w/ new parameters likely increases training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Data Analysis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Needs to be done before we can write report</text:p>
              </text:list-item>
              <text:list-item>
                <text:p>Could point out issues/flaws in our designs</text:p>
              </text:list-item>
              <text:list-item>
                <text:p>Might necessitate re-running or designing new tests (pending availability and complexity)</text:p>
              </text:list-item>
              <text:list-item>
                <text:p>Requires the multiple measures to be implemented</text:p>
              </text:list-item>
              <text:list-item>
                <text:p>MISC – Add more architectures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eport/Presentation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Report</text:p>
                <text:list>
                  <text:list-item>
                    <text:p>Each person writes what they did as they’re going to have the best knowledge about the tasks they performed</text:p>
                  </text:list-item>
                  <text:list-item>
                    <text:p>Someone goes through it once at the end</text:p>
                  </text:list-item>
                  <text:list-item>
                    <text:p>Everyone signs off (similar to proposal)</text:p>
                  </text:list-item>
                </text:list>
              </text:list-item>
              <text:list-item>
                <text:p>Presentation</text:p>
                <text:list>
                  <text:list-item>
                    <text:p>Each person creates slides for their parts</text:p>
                  </text:list-item>
                  <text:list-item>
                    <text:p>Presenter puts it all together and has final say/changes things if need be</text:p>
                  </text:list-item>
                  <text:list-item>
                    <text:p>Who present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5T20:13:55.305000000</meta:creation-date>
    <meta:editing-duration>PT26M7S</meta:editing-duration>
    <meta:editing-cycles>8</meta:editing-cycles>
    <meta:generator>LibreOffice/7.2.4.1$Windows_X86_64 LibreOffice_project/27d75539669ac387bb498e35313b970b7fe9c4f9</meta:generator>
    <dc:title>Pencil</dc:title>
    <dc:date>2022-03-25T20:40:04.510000000</dc:date>
    <meta:document-statistic meta:object-count="56"/>
  </office:meta>
</office:document-meta>
</file>